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5.6043in" svg:y="1.924in">
            <draw:object draw:notify-on-update-of-ranges="Sheet1.A17:Sheet1.A27 Sheet1.B17:Sheet1.B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.2113" calcext:value-type="float">
            <text:p>0.2113</text:p>
          </table:table-cell>
          <table:table-cell office:value-type="float" office:value="3.09108670183" calcext:value-type="float">
            <text:p>3.0910867018</text:p>
          </table:table-cell>
          <table:table-cell table:formula="of:=[.B1]" office:value-type="float" office:value="3.09108670183" calcext:value-type="float">
            <text:p>3.091086701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.08198616287" calcext:value-type="float">
            <text:p>3.0819861629</text:p>
          </table:table-cell>
          <table:table-cell table:formula="of:=[.B2]" office:value-type="float" office:value="3.08198616287" calcext:value-type="float">
            <text:p>3.0819861629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3.10104284742" calcext:value-type="float">
            <text:p>3.1010428474</text:p>
          </table:table-cell>
          <table:table-cell table:formula="of:=[.B3]" office:value-type="float" office:value="3.10104284742" calcext:value-type="float">
            <text:p>3.1010428474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.14071534932" calcext:value-type="float">
            <text:p>3.1407153493</text:p>
          </table:table-cell>
          <table:table-cell table:formula="of:=[.B4]" office:value-type="float" office:value="3.14071534932" calcext:value-type="float">
            <text:p>3.140715349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19554221716" calcext:value-type="float">
            <text:p>3.1955422172</text:p>
          </table:table-cell>
          <table:table-cell table:formula="of:=[.B5]" office:value-type="float" office:value="3.19554221716" calcext:value-type="float">
            <text:p>3.1955422172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.30464855571" calcext:value-type="float">
            <text:p>3.3046485557</text:p>
          </table:table-cell>
          <table:table-cell table:formula="of:=[.B6]" office:value-type="float" office:value="3.30464855571" calcext:value-type="float">
            <text:p>3.3046485557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.46847035198" calcext:value-type="float">
            <text:p>3.468470352</text:p>
          </table:table-cell>
          <table:table-cell table:formula="of:=[.B7]" office:value-type="float" office:value="3.46847035198" calcext:value-type="float">
            <text:p>3.468470352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.67956655626" calcext:value-type="float">
            <text:p>3.6795665563</text:p>
          </table:table-cell>
          <table:table-cell table:formula="of:=[.B8]" office:value-type="float" office:value="3.67956655626" calcext:value-type="float">
            <text:p>3.6795665563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3.92448604136" calcext:value-type="float">
            <text:p>3.9244860414</text:p>
          </table:table-cell>
          <table:table-cell table:formula="of:=[.B9]" office:value-type="float" office:value="3.92448604136" calcext:value-type="float">
            <text:p>3.924486041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.12502646096" calcext:value-type="float">
            <text:p>4.125026461</text:p>
          </table:table-cell>
          <table:table-cell table:formula="of:=[.B10]" office:value-type="float" office:value="4.12502646096" calcext:value-type="float">
            <text:p>4.125026461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.23849158127" calcext:value-type="float">
            <text:p>4.2384915813</text:p>
          </table:table-cell>
          <table:table-cell table:formula="of:=[.B11]" office:value-type="float" office:value="4.23849158127" calcext:value-type="float">
            <text:p>4.2384915813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.23240638796" calcext:value-type="float">
            <text:p>4.232406388</text:p>
          </table:table-cell>
          <table:table-cell table:formula="of:=[.B12]" office:value-type="float" office:value="4.23240638796" calcext:value-type="float">
            <text:p>4.232406388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.1255299487" calcext:value-type="float">
            <text:p>4.1255299487</text:p>
          </table:table-cell>
          <table:table-cell table:formula="of:=[.B13]" office:value-type="float" office:value="4.1255299487" calcext:value-type="float">
            <text:p>4.1255299487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.91269229308" calcext:value-type="float">
            <text:p>3.9126922931</text:p>
          </table:table-cell>
          <table:table-cell table:formula="of:=[.B14]+[.B14]*[.D14]" office:value-type="float" office:value="3.91386610076792" calcext:value-type="float">
            <text:p>3.9138661008</text:p>
          </table:table-cell>
          <table:table-cell table:formula="of:=[.E14]*3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.66814739729" calcext:value-type="float">
            <text:p>3.6681473973</text:p>
          </table:table-cell>
          <table:table-cell table:formula="of:=[.B15]+[.B15]*[.D15]" office:value-type="float" office:value="3.67034828572837" calcext:value-type="float">
            <text:p>3.6703482857</text:p>
          </table:table-cell>
          <table:table-cell table:formula="of:=[.E15]*3"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.47821354159" calcext:value-type="float">
            <text:p>3.4782135416</text:p>
          </table:table-cell>
          <table:table-cell table:formula="of:=[.B16]+[.B16]*[.D16]" office:value-type="float" office:value="3.48447432596486" calcext:value-type="float">
            <text:p>3.484474326</text:p>
          </table:table-cell>
          <table:table-cell table:formula="of:=[.E16]*3"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.30321611413" calcext:value-type="float">
            <text:p>3.3032161141</text:p>
          </table:table-cell>
          <table:table-cell table:formula="of:=[.B17]+[.B17]*[.D17]" office:value-type="float" office:value="3.31312576247239" calcext:value-type="float">
            <text:p>3.3131257625</text:p>
          </table:table-cell>
          <table:table-cell table:formula="of:=[.E17]*3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.20308537322" calcext:value-type="float">
            <text:p>3.2030853732</text:p>
          </table:table-cell>
          <table:table-cell table:formula="of:=[.B18]+[.B18]*[.D18]" office:value-type="float" office:value="3.21173370372769" calcext:value-type="float">
            <text:p>3.2117337037</text:p>
          </table:table-cell>
          <table:table-cell table:formula="of:=[.E18]*3"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.1396577314" calcext:value-type="float">
            <text:p>3.1396577314</text:p>
          </table:table-cell>
          <table:table-cell table:formula="of:=[.B19]+[.B19]*[.D19]" office:value-type="float" office:value="3.1490767045942" calcext:value-type="float">
            <text:p>3.1490767046</text:p>
          </table:table-cell>
          <table:table-cell table:formula="of:=[.E19]*3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10685665338" calcext:value-type="float">
            <text:p>3.1068566534</text:p>
          </table:table-cell>
          <table:table-cell table:formula="of:=[.B20]+[.B20]*[.D20]" office:value-type="float" office:value="3.11524516634413" calcext:value-type="float">
            <text:p>3.1152451663</text:p>
          </table:table-cell>
          <table:table-cell table:formula="of:=[.E20]*3"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3.09137450472" calcext:value-type="float">
            <text:p>3.0913745047</text:p>
          </table:table-cell>
          <table:table-cell table:formula="of:=[.B21]+[.B21]*[.D21]" office:value-type="float" office:value="3.10064862823416" calcext:value-type="float">
            <text:p>3.1006486282</text:p>
          </table:table-cell>
          <table:table-cell table:formula="of:=[.E21]*3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.08913903313" calcext:value-type="float">
            <text:p>3.0891390331</text:p>
          </table:table-cell>
          <table:table-cell table:formula="of:=[.B22]+[.B22]*[.D22]" office:value-type="float" office:value="3.09747970851945" calcext:value-type="float">
            <text:p>3.0974797085</text:p>
          </table:table-cell>
          <table:table-cell table:formula="of:=[.E22]*3"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3.07935855074" calcext:value-type="float">
            <text:p>3.0793585507</text:p>
          </table:table-cell>
          <table:table-cell table:formula="of:=[.B23]+[.B23]*[.D23]" office:value-type="float" office:value="3.08859662639222" calcext:value-type="float">
            <text:p>3.0885966264</text:p>
          </table:table-cell>
          <table:table-cell table:formula="of:=[.E23]*3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.08185530912" calcext:value-type="float">
            <text:p>3.0818553091</text:p>
          </table:table-cell>
          <table:table-cell table:formula="of:=[.B24]+[.B24]*[.D24]" office:value-type="float" office:value="3.09017631845462" calcext:value-type="float">
            <text:p>3.0901763185</text:p>
          </table:table-cell>
          <table:table-cell table:formula="of:=[.E24]*3"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.08536185614" calcext:value-type="float">
            <text:p>3.0853618561</text:p>
          </table:table-cell>
          <table:table-cell table:formula="of:=[.B25]+[.B25]*[.D25]" office:value-type="float" office:value="3.09461794170842" calcext:value-type="float">
            <text:p>3.0946179417</text:p>
          </table:table-cell>
          <table:table-cell table:formula="of:=[.E25]*3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.08163428001" calcext:value-type="float">
            <text:p>3.08163428</text:p>
          </table:table-cell>
          <table:table-cell table:formula="of:=[.B26]+[.B26]*[.D26]" office:value-type="float" office:value="3.08995469256603" calcext:value-type="float">
            <text:p>3.0899546926</text:p>
          </table:table-cell>
          <table:table-cell table:formula="of:=[.E26]*3"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.07518613097" calcext:value-type="float">
            <text:p>3.075186131</text:p>
          </table:table-cell>
          <table:table-cell table:formula="of:=[.B27]+[.B27]*[.D27]" office:value-type="float" office:value="3.08441168936291" calcext:value-type="float">
            <text:p>3.0844116894</text:p>
          </table:table-cell>
          <table:table-cell table:formula="of:=[.E27]*3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.08114037378" calcext:value-type="float">
            <text:p>3.0811403738</text:p>
          </table:table-cell>
          <table:table-cell table:formula="of:=[.B28]+[.B28]*[.D28]" office:value-type="float" office:value="3.0866864264528" calcext:value-type="float">
            <text:p>3.0866864265</text:p>
          </table:table-cell>
          <table:table-cell table:formula="of:=[.E28]*3"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.07821583224" calcext:value-type="float">
            <text:p>3.0782158322</text:p>
          </table:table-cell>
          <table:table-cell table:formula="of:=[.B29]+[.B29]*[.D29]" office:value-type="float" office:value="3.08006276173934" calcext:value-type="float">
            <text:p>3.0800627617</text:p>
          </table:table-cell>
          <table:table-cell table:formula="of:=[.E29]*3"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07731827597" calcext:value-type="float">
            <text:p>3.077318276</text:p>
          </table:table-cell>
          <table:table-cell table:formula="of:=[.B30]" office:value-type="float" office:value="3.07731827597" calcext:value-type="float">
            <text:p>3.07731827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08757078041" calcext:value-type="float">
            <text:p>3.0875707804</text:p>
          </table:table-cell>
          <table:table-cell table:formula="of:=[.B31]" office:value-type="float" office:value="3.08757078041" calcext:value-type="float">
            <text:p>3.0875707804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07701260996" calcext:value-type="float">
            <text:p>3.07701261</text:p>
          </table:table-cell>
          <table:table-cell table:formula="of:=[.B32]" office:value-type="float" office:value="3.07701260996" calcext:value-type="float">
            <text:p>3.0770126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07252318234" calcext:value-type="float">
            <text:p>3.0725231823</text:p>
          </table:table-cell>
          <table:table-cell table:formula="of:=[.B33]" office:value-type="float" office:value="3.07252318234" calcext:value-type="float">
            <text:p>3.072523182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08380647264" calcext:value-type="float">
            <text:p>3.0838064726</text:p>
          </table:table-cell>
          <table:table-cell table:formula="of:=[.B34]" office:value-type="float" office:value="3.08380647264" calcext:value-type="float">
            <text:p>3.08380647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7761574507" calcext:value-type="float">
            <text:p>3.0776157451</text:p>
          </table:table-cell>
          <table:table-cell table:formula="of:=[.B35]" office:value-type="float" office:value="3.07761574507" calcext:value-type="float">
            <text:p>3.07761574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8871610402" calcext:value-type="float">
            <text:p>3.088716104</text:p>
          </table:table-cell>
          <table:table-cell table:formula="of:=[.B36]" office:value-type="float" office:value="3.08871610402" calcext:value-type="float">
            <text:p>3.0887161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7912071085" calcext:value-type="float">
            <text:p>3.0791207109</text:p>
          </table:table-cell>
          <table:table-cell table:formula="of:=[.B37]" office:value-type="float" office:value="3.07912071085" calcext:value-type="float">
            <text:p>3.0791207109</text:p>
          </table:table-cell>
          <table:table-cell table:number-columns-repeated="2"/>
        </table:table-row>
        <table:table-row table:style-name="ro1">
          <table:table-cell office:value-type="float" office:value="3.5536" calcext:value-type="float">
            <text:p>3.5536</text:p>
          </table:table-cell>
          <table:table-cell office:value-type="float" office:value="3.08135776197" calcext:value-type="float">
            <text:p>3.081357762</text:p>
          </table:table-cell>
          <table:table-cell table:formula="of:=[.B38]" office:value-type="float" office:value="3.08135776197" calcext:value-type="float">
            <text:p>3.081357762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113" calcext:value-type="float">
            <text:p>0.2113</text:p>
          </table:table-cell>
          <table:table-cell office:value-type="string" calcext:value-type="string">
            <text:p>,</text:p>
          </table:table-cell>
          <table:table-cell table:formula="of:=[Sheet1.C1]" office:value-type="float" office:value="3.09108670183" calcext:value-type="float">
            <text:p>3.091086701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,</text:p>
          </table:table-cell>
          <table:table-cell table:formula="of:=[Sheet1.C2]" office:value-type="float" office:value="3.08198616287" calcext:value-type="float">
            <text:p>3.081986162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,</text:p>
          </table:table-cell>
          <table:table-cell table:formula="of:=[Sheet1.C3]" office:value-type="float" office:value="3.10104284742" calcext:value-type="float">
            <text:p>3.101042847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table:formula="of:=[Sheet1.C4]" office:value-type="float" office:value="3.14071534932" calcext:value-type="float">
            <text:p>3.140715349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,</text:p>
          </table:table-cell>
          <table:table-cell table:formula="of:=[Sheet1.C5]" office:value-type="float" office:value="3.19554221716" calcext:value-type="float">
            <text:p>3.195542217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,</text:p>
          </table:table-cell>
          <table:table-cell table:formula="of:=[Sheet1.C6]" office:value-type="float" office:value="3.30464855571" calcext:value-type="float">
            <text:p>3.304648555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,</text:p>
          </table:table-cell>
          <table:table-cell table:formula="of:=[Sheet1.C7]" office:value-type="float" office:value="3.46847035198" calcext:value-type="float">
            <text:p>3.46847035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string" calcext:value-type="string">
            <text:p>,</text:p>
          </table:table-cell>
          <table:table-cell table:formula="of:=[Sheet1.C8]" office:value-type="float" office:value="3.67956655626" calcext:value-type="float">
            <text:p>3.679566556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string" calcext:value-type="string">
            <text:p>,</text:p>
          </table:table-cell>
          <table:table-cell table:formula="of:=[Sheet1.C9]" office:value-type="float" office:value="3.92448604136" calcext:value-type="float">
            <text:p>3.924486041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Sheet1.C10]" office:value-type="float" office:value="4.12502646096" calcext:value-type="float">
            <text:p>4.12502646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string" calcext:value-type="string">
            <text:p>,</text:p>
          </table:table-cell>
          <table:table-cell table:formula="of:=[Sheet1.C11]" office:value-type="float" office:value="4.23849158127" calcext:value-type="float">
            <text:p>4.238491581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table:formula="of:=[Sheet1.C12]" office:value-type="float" office:value="4.23240638796" calcext:value-type="float">
            <text:p>4.23240638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string" calcext:value-type="string">
            <text:p>,</text:p>
          </table:table-cell>
          <table:table-cell table:formula="of:=[Sheet1.C13]" office:value-type="float" office:value="4.1255299487" calcext:value-type="float">
            <text:p>4.125529948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string" calcext:value-type="string">
            <text:p>,</text:p>
          </table:table-cell>
          <table:table-cell table:formula="of:=[Sheet1.C14]" office:value-type="float" office:value="3.91386610076792" calcext:value-type="float">
            <text:p>3.913866100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,</text:p>
          </table:table-cell>
          <table:table-cell table:formula="of:=[Sheet1.C15]" office:value-type="float" office:value="3.67034828572837" calcext:value-type="float">
            <text:p>3.670348285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,</text:p>
          </table:table-cell>
          <table:table-cell table:formula="of:=[Sheet1.C16]" office:value-type="float" office:value="3.48447432596486" calcext:value-type="float">
            <text:p>3.48447432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string" calcext:value-type="string">
            <text:p>,</text:p>
          </table:table-cell>
          <table:table-cell table:formula="of:=[Sheet1.C17]" office:value-type="float" office:value="3.31312576247239" calcext:value-type="float">
            <text:p>3.313125762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,</text:p>
          </table:table-cell>
          <table:table-cell table:formula="of:=[Sheet1.C18]" office:value-type="float" office:value="3.21173370372769" calcext:value-type="float">
            <text:p>3.211733703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table:formula="of:=[Sheet1.C19]" office:value-type="float" office:value="3.1490767045942" calcext:value-type="float">
            <text:p>3.149076704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Sheet1.C20]" office:value-type="float" office:value="3.11524516634413" calcext:value-type="float">
            <text:p>3.115245166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,</text:p>
          </table:table-cell>
          <table:table-cell table:formula="of:=[Sheet1.C21]" office:value-type="float" office:value="3.10064862823416" calcext:value-type="float">
            <text:p>3.100648628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string" calcext:value-type="string">
            <text:p>,</text:p>
          </table:table-cell>
          <table:table-cell table:formula="of:=[Sheet1.C22]" office:value-type="float" office:value="3.09747970851945" calcext:value-type="float">
            <text:p>3.097479708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string" calcext:value-type="string">
            <text:p>,</text:p>
          </table:table-cell>
          <table:table-cell table:formula="of:=[Sheet1.C23]" office:value-type="float" office:value="3.08859662639222" calcext:value-type="float">
            <text:p>3.088596626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string" calcext:value-type="string">
            <text:p>,</text:p>
          </table:table-cell>
          <table:table-cell table:formula="of:=[Sheet1.C24]" office:value-type="float" office:value="3.09017631845462" calcext:value-type="float">
            <text:p>3.090176318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table:formula="of:=[Sheet1.C25]" office:value-type="float" office:value="3.09461794170842" calcext:value-type="float">
            <text:p>3.094617941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string" calcext:value-type="string">
            <text:p>,</text:p>
          </table:table-cell>
          <table:table-cell table:formula="of:=[Sheet1.C26]" office:value-type="float" office:value="3.08995469256603" calcext:value-type="float">
            <text:p>3.089954692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,</text:p>
          </table:table-cell>
          <table:table-cell table:formula="of:=[Sheet1.C27]" office:value-type="float" office:value="3.08441168936291" calcext:value-type="float">
            <text:p>3.084411689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,</text:p>
          </table:table-cell>
          <table:table-cell table:formula="of:=[Sheet1.C28]" office:value-type="float" office:value="3.0866864264528" calcext:value-type="float">
            <text:p>3.08668642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string" calcext:value-type="string">
            <text:p>,</text:p>
          </table:table-cell>
          <table:table-cell table:formula="of:=[Sheet1.C29]" office:value-type="float" office:value="3.08006276173934" calcext:value-type="float">
            <text:p>3.080062761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Sheet1.C30]" office:value-type="float" office:value="3.07731827597" calcext:value-type="float">
            <text:p>3.07731827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Sheet1.C31]" office:value-type="float" office:value="3.08757078041" calcext:value-type="float">
            <text:p>3.087570780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Sheet1.C32]" office:value-type="float" office:value="3.07701260996" calcext:value-type="float">
            <text:p>3.0770126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Sheet1.C33]" office:value-type="float" office:value="3.07252318234" calcext:value-type="float">
            <text:p>3.072523182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table:formula="of:=[Sheet1.C34]" office:value-type="float" office:value="3.08380647264" calcext:value-type="float">
            <text:p>3.083806472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Sheet1.C35]" office:value-type="float" office:value="3.07761574507" calcext:value-type="float">
            <text:p>3.077615745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Sheet1.C36]" office:value-type="float" office:value="3.08871610402" calcext:value-type="float">
            <text:p>3.08871610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Sheet1.C37]" office:value-type="float" office:value="3.07912071085" calcext:value-type="float">
            <text:p>3.079120710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3.5536" calcext:value-type="float">
            <text:p>3.5536</text:p>
          </table:table-cell>
          <table:table-cell office:value-type="string" calcext:value-type="string">
            <text:p>,</text:p>
          </table:table-cell>
          <table:table-cell table:formula="of:=[Sheet1.C38]" office:value-type="float" office:value="3.08135776197" calcext:value-type="float">
            <text:p>3.081357762</text:p>
          </table:table-cell>
          <table:table-cell office:value-type="string" calcext:value-type="string">
            <text:p>],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113" calcext:value-type="float">
            <text:p>0.2113</text:p>
          </table:table-cell>
          <table:table-cell office:value-type="string" calcext:value-type="string">
            <text:p>,</text:p>
          </table:table-cell>
          <table:table-cell office:value-type="float" office:value="3.09108670183" calcext:value-type="float">
            <text:p>3.091086701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,</text:p>
          </table:table-cell>
          <table:table-cell office:value-type="float" office:value="3.08198616287" calcext:value-type="float">
            <text:p>3.081986162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,</text:p>
          </table:table-cell>
          <table:table-cell office:value-type="float" office:value="3.10104284742" calcext:value-type="float">
            <text:p>3.101042847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office:value-type="float" office:value="3.14071534932" calcext:value-type="float">
            <text:p>3.140715349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,</text:p>
          </table:table-cell>
          <table:table-cell office:value-type="float" office:value="3.19554221716" calcext:value-type="float">
            <text:p>3.195542217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,</text:p>
          </table:table-cell>
          <table:table-cell office:value-type="float" office:value="3.30464855571" calcext:value-type="float">
            <text:p>3.304648555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,</text:p>
          </table:table-cell>
          <table:table-cell office:value-type="float" office:value="3.46847035198" calcext:value-type="float">
            <text:p>3.46847035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string" calcext:value-type="string">
            <text:p>,</text:p>
          </table:table-cell>
          <table:table-cell office:value-type="float" office:value="3.67956655626" calcext:value-type="float">
            <text:p>3.679566556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string" calcext:value-type="string">
            <text:p>,</text:p>
          </table:table-cell>
          <table:table-cell office:value-type="float" office:value="3.92448604136" calcext:value-type="float">
            <text:p>3.924486041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office:value-type="float" office:value="4.12502646096" calcext:value-type="float">
            <text:p>4.12502646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string" calcext:value-type="string">
            <text:p>,</text:p>
          </table:table-cell>
          <table:table-cell office:value-type="float" office:value="4.23849158127" calcext:value-type="float">
            <text:p>4.238491581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office:value-type="float" office:value="4.23240638796" calcext:value-type="float">
            <text:p>4.23240638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string" calcext:value-type="string">
            <text:p>,</text:p>
          </table:table-cell>
          <table:table-cell office:value-type="float" office:value="4.1255299487" calcext:value-type="float">
            <text:p>4.125529948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string" calcext:value-type="string">
            <text:p>,</text:p>
          </table:table-cell>
          <table:table-cell office:value-type="float" office:value="3.91269229308" calcext:value-type="float">
            <text:p>3.912692293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,</text:p>
          </table:table-cell>
          <table:table-cell office:value-type="float" office:value="3.66814739729" calcext:value-type="float">
            <text:p>3.668147397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,</text:p>
          </table:table-cell>
          <table:table-cell office:value-type="float" office:value="3.47821354159" calcext:value-type="float">
            <text:p>3.478213541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string" calcext:value-type="string">
            <text:p>,</text:p>
          </table:table-cell>
          <table:table-cell office:value-type="float" office:value="3.30321611413" calcext:value-type="float">
            <text:p>3.303216114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,</text:p>
          </table:table-cell>
          <table:table-cell office:value-type="float" office:value="3.20308537322" calcext:value-type="float">
            <text:p>3.203085373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office:value-type="float" office:value="3.1396577314" calcext:value-type="float">
            <text:p>3.139657731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office:value-type="float" office:value="3.10685665338" calcext:value-type="float">
            <text:p>3.106856653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,</text:p>
          </table:table-cell>
          <table:table-cell office:value-type="float" office:value="3.09137450472" calcext:value-type="float">
            <text:p>3.091374504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string" calcext:value-type="string">
            <text:p>,</text:p>
          </table:table-cell>
          <table:table-cell office:value-type="float" office:value="3.08913903313" calcext:value-type="float">
            <text:p>3.089139033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string" calcext:value-type="string">
            <text:p>,</text:p>
          </table:table-cell>
          <table:table-cell office:value-type="float" office:value="3.07935855074" calcext:value-type="float">
            <text:p>3.079358550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string" calcext:value-type="string">
            <text:p>,</text:p>
          </table:table-cell>
          <table:table-cell office:value-type="float" office:value="3.08185530912" calcext:value-type="float">
            <text:p>3.081855309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office:value-type="float" office:value="3.08536185614" calcext:value-type="float">
            <text:p>3.085361856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string" calcext:value-type="string">
            <text:p>,</text:p>
          </table:table-cell>
          <table:table-cell office:value-type="float" office:value="3.08163428001" calcext:value-type="float">
            <text:p>3.0816342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,</text:p>
          </table:table-cell>
          <table:table-cell office:value-type="float" office:value="3.07518613097" calcext:value-type="float">
            <text:p>3.07518613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,</text:p>
          </table:table-cell>
          <table:table-cell office:value-type="float" office:value="3.08114037378" calcext:value-type="float">
            <text:p>3.081140373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string" calcext:value-type="string">
            <text:p>,</text:p>
          </table:table-cell>
          <table:table-cell office:value-type="float" office:value="3.07821583224" calcext:value-type="float">
            <text:p>3.078215832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3.07731827597" calcext:value-type="float">
            <text:p>3.07731827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office:value-type="float" office:value="3.08757078041" calcext:value-type="float">
            <text:p>3.087570780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office:value-type="float" office:value="3.07701260996" calcext:value-type="float">
            <text:p>3.0770126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office:value-type="float" office:value="3.07252318234" calcext:value-type="float">
            <text:p>3.072523182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office:value-type="float" office:value="3.08380647264" calcext:value-type="float">
            <text:p>3.083806472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3.07761574507" calcext:value-type="float">
            <text:p>3.077615745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3.08871610402" calcext:value-type="float">
            <text:p>3.08871610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3.07912071085" calcext:value-type="float">
            <text:p>3.079120710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3.5536" calcext:value-type="float">
            <text:p>3.5536</text:p>
          </table:table-cell>
          <table:table-cell office:value-type="string" calcext:value-type="string">
            <text:p>,</text:p>
          </table:table-cell>
          <table:table-cell office:value-type="float" office:value="3.08135776197" calcext:value-type="float">
            <text:p>3.081357762</text:p>
          </table:table-cell>
          <table:table-cell office:value-type="string" calcext:value-type="string">
            <text:p>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1:37:59.185704391</meta:creation-date>
    <dc:date>2015-01-14T11:54:59.243812403</dc:date>
    <meta:editing-duration>PT12M24S</meta:editing-duration>
    <meta:editing-cycles>8</meta:editing-cycles>
    <meta:generator>LibreOffice/4.2.7.2$Linux_X86_64 LibreOffice_project/420m0$Build-2</meta:generator>
    <meta:document-statistic meta:table-count="3" meta:cell-count="5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17:Sheet1.B27" svg:x="0.319cm" svg:y="0.18cm" svg:width="13.097cm" svg:height="8.646cm">
          <chartooo:coordinate-region svg:x="1.231cm" svg:y="0.379cm" svg:width="11.85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7" chart:class="chart:scatter">
            <chart:domain table:cell-range-address="Sheet1.A17:Sheet1.A2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">
                <text:p>0.37</text:p>
                <draw:g>
                  <svg:desc>Sheet1.A17:Sheet1.A27</svg:desc>
                </draw:g>
              </table:table-cell>
              <table:table-cell office:value-type="float" office:value="3.30321611413">
                <text:p>3.30321611413</text:p>
                <draw:g>
                  <svg:desc>Sheet1.B17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3.20308537322">
                <text:p>3.20308537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">
                <text:p>0.39</text:p>
              </table:table-cell>
              <table:table-cell office:value-type="float" office:value="3.1396577314">
                <text:p>3.1396577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3.10685665338">
                <text:p>3.10685665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3.09137450472">
                <text:p>3.09137450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">
                <text:p>0.42</text:p>
              </table:table-cell>
              <table:table-cell office:value-type="float" office:value="3.08913903313">
                <text:p>3.08913903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">
                <text:p>0.43</text:p>
              </table:table-cell>
              <table:table-cell office:value-type="float" office:value="3.07935855074">
                <text:p>3.07935855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">
                <text:p>0.44</text:p>
              </table:table-cell>
              <table:table-cell office:value-type="float" office:value="3.08185530912">
                <text:p>3.08185530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3.08536185614">
                <text:p>3.08536185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3.08163428001">
                <text:p>3.08163428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">
                <text:p>0.47</text:p>
              </table:table-cell>
              <table:table-cell office:value-type="float" office:value="3.07518613097">
                <text:p>3.07518613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